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1/2023<text:bookmark-end text:name="Text14"/></text:p>
            <text:p text:style-name="Normální">KVOP-20309/2023<text:bookmark-end text:name="Text2"/></text:p>
            <text:p text:style-name="Normální"><text:bookmark-start text:name="Text6"/>29. 05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S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S.,</text:p>
      <text:p text:style-name="Základnítext">dne 26. 5. 2023 obdržela Kancelář veřejného ochránce práv Vaši žádost o informace. Žádáte o zaslání nového Sborníku stanovisek veřejného ochránce práv, protože poslední, který máte, je Vězeňství II z roku 2019.</text:p>
      <text:p text:style-name="Základnítext"><text:span text:style-name="Silné">Dáváme Vám tyto informace</text:span>:</text:p>
      <text:p text:style-name="Základnítext">Sborník stanovisek veřejného ochránce práv Ochrana zvířat z roku 2023. Jde o zatím poslední sborník stanovisek. Pro úplnost dodávám, že<text:s/>k vězeňství ochránce žádný další sborník nevydal a v současné době není ani připravován. Poslední publikací k tématu vězeňství je Souhrnná zpráva z návštěv vazebních věznic z roku 2022, kterou Vám rovněž zasílám.</text:p>
      <text:p text:style-name="Základnítext">S pozdravem</text:p>
      <text:p text:style-name="Základnítext"/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>Přílohy</text:p>
      <text:p text:style-name="P19">Sborník stanovisek veřejného ochránce práv Ochrana zvířat</text:p>
      <text:p text:style-name="P20">Souhrnná zpráva z návštěv vazebních věznic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KCDX*</text:span></text:p>
        <text:p text:style-name="P12"><text:span text:style-name="T13">KVOPX00DKCDX</text:span>KVOPX00DKCD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4T12:18:00Z</meta:creation-date>
    <dc:date>2023-06-14T12:2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49" meta:character-count="1028" meta:row-count="7" meta:non-whitespace-character-count="881"/>
  </office:meta>
</office:document-meta>
</file>